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4.155208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841875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licitu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olicitud_pk</text:p>
          </table:table-cell>
          <table:table-cell office:value-type="string" table:style-name="ce1">
            <text:p>codigo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A123456789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comunicacion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office:value-type="string" table:style-name="ce1">
            <text:p>solicitud_f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unicación nº 1</text:p>
          </table:table-cell>
          <table:table-cell office:value-type="string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4" table:number-columns-repeated="4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20" table:default-cell-style-name="ce1"/>
        <table:table-column table:style-name="co4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1">
            <text:p>ABC123456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1">
            <text:p>ABC123457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1">
            <text:p>ABC123458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1">
            <text:p>ABC123459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olicitud.A1:solicitud.B2" table:name="Tabla3" table:display-filter-buttons="true"/>
        <table:database-range table:target-range-address="comunicacion.A1:comunicacion.C3" table:name="Tabla1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4T13:39:25Z</dc:date>
  </office:meta>
</office:document-meta>
</file>